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tialIDGenerator.SequentialI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tialIDGenerator.SequentialIDGenerator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tialIDGenera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tialIDGenerator.nextId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